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52.3mm"/>
    </style:style>
    <style:style style:name="co4" style:family="table-column">
      <style:table-column-properties fo:break-before="auto" style:column-width="19.61mm"/>
    </style:style>
    <style:style style:name="co5" style:family="table-column">
      <style:table-column-properties fo:break-before="auto" style:column-width="101.12mm"/>
    </style:style>
    <style:style style:name="co6" style:family="table-column">
      <style:table-column-properties fo:break-before="auto" style:column-width="93.49mm"/>
    </style:style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joueurs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evin9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ark666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FrancisHolmes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aucisson3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heBest33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donnees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8" table:default-cell-style-name="ce3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ANSW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« Géographie »</text:p>
          </table:table-cell>
          <table:table-cell office:value-type="string" calcext:value-type="string">
            <text:p>« Océans, Mers et Cours d’eau 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« Quel est l’ocean entre l’Europe et les Etats-unis ? »</text:p>
          </table:table-cell>
          <table:table-cell office:value-type="string" calcext:value-type="string">
            <text:p>« Océan Atlantiqu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Océan Indien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Océan Pacifique »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« Quelle est la mer autour de la Corse ? »</text:p>
          </table:table-cell>
          <table:table-cell office:value-type="string" calcext:value-type="string">
            <text:p>« Mer Roug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Mer Caspienn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Mer Méditerrannée »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« Quel est le fleuve qui traverse l’Egypte ? »</text:p>
          </table:table-cell>
          <table:table-cell office:value-type="string" calcext:value-type="string">
            <text:p>« Amazon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Nil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Gange »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« Quel est la mer la plus grande du monde? »</text:p>
          </table:table-cell>
          <table:table-cell office:value-type="string" calcext:value-type="string">
            <text:p>« Mer de Chin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Mer de Méditerranné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Mer d’Arabie »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« Pays et Capitales 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« Quel est le pays le plus au sud de l’Afrique ? »</text:p>
          </table:table-cell>
          <table:table-cell office:value-type="string" calcext:value-type="string">
            <text:p>« Niger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Kenya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Afrique du Sud »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« Quel est le pays le plus grand du monde ? »</text:p>
          </table:table-cell>
          <table:table-cell office:value-type="string" calcext:value-type="string">
            <text:p>« Canada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Chin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Russie »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« Quelle est la capitale du Japon ? »</text:p>
          </table:table-cell>
          <table:table-cell office:value-type="string" calcext:value-type="string">
            <text:p>« Shanghai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Tokyo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Kyoto »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« Quel est le plus petit pays du monde ? »</text:p>
          </table:table-cell>
          <table:table-cell office:value-type="string" calcext:value-type="string">
            <text:p>Monaco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aint-Marti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Vatican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14:42:03.546599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2:08:38.006243521</meta:creation-date>
    <dc:date>2019-01-30T14:43:29.754324832</dc:date>
    <meta:editing-duration>PT5M33S</meta:editing-duration>
    <meta:editing-cycles>3</meta:editing-cycles>
    <meta:generator>LibreOffice/6.0.7.3$Linux_X86_64 LibreOffice_project/00m0$Build-3</meta:generator>
    <meta:document-statistic meta:table-count="2" meta:cell-count="54" meta:object-count="0"/>
  </office:meta>
</office:document-meta>
</file>